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6181in" fo:margin-left="-0.5514in" fo:margin-right="-0.6417in" table:align="margins"/>
    </style:style>
    <style:style style:name="Table1.A" style:family="table-column">
      <style:table-column-properties style:column-width="3.4in" style:rel-column-width="4896*"/>
    </style:style>
    <style:style style:name="Table1.B" style:family="table-column">
      <style:table-column-properties style:column-width="3.491in" style:rel-column-width="5027*"/>
    </style:style>
    <style:style style:name="Table1.C" style:family="table-column">
      <style:table-column-properties style:column-width="3.7271in" style:rel-column-width="536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paragraph-properties fo:background-color="#ffffff">
        <style:background-image/>
      </style:paragraph-properties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 fo:background-color="#e4e4ff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9pt" fo:font-style="normal" style:font-style-asian="normal" style:font-style-complex="normal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08080" style:font-name="Menlo" fo:font-size="9pt" fo:font-style="italic"/>
    </style:style>
    <style:style style:name="P6" style:family="paragraph" style:parent-style-name="Table_20_Contents">
      <style:paragraph-properties fo:background-color="#ffffff">
        <style:background-image/>
      </style:paragraph-properties>
      <style:text-properties fo:color="#000000" style:font-name="Menlo" fo:font-size="9pt" fo:background-color="#e4e4ff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Menlo" fo:font-size="9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Menlo" fo:font-size="9pt" fo:font-style="normal" style:font-style-asian="normal" style:font-style-complex="normal"/>
    </style:style>
    <style:style style:name="T1" style:family="text">
      <style:text-properties fo:color="#000080" fo:font-weight="bold"/>
    </style:style>
    <style:style style:name="T2" style:family="text">
      <style:text-properties fo:color="#000080" fo:font-style="italic" fo:font-weight="bold"/>
    </style:style>
    <style:style style:name="T3" style:family="text">
      <style:text-properties fo:color="#0000ff"/>
    </style:style>
    <style:style style:name="T4" style:family="text">
      <style:text-properties fo:color="#0000ff" fo:font-style="italic"/>
    </style:style>
    <style:style style:name="T5" style:family="text">
      <style:text-properties fo:color="#0000ff" fo:font-style="italic" style:font-style-asian="normal" style:font-style-complex="normal"/>
    </style:style>
    <style:style style:name="T6" style:family="text">
      <style:text-properties fo:color="#808080" fo:font-style="italic"/>
    </style:style>
    <style:style style:name="T7" style:family="text">
      <style:text-properties fo:color="#808080" fo:font-style="italic" style:font-style-asian="normal" style:font-style-complex="normal"/>
    </style:style>
    <style:style style:name="T8" style:family="text">
      <style:text-properties fo:color="#808080" fo:font-style="normal" style:font-style-asian="normal" style:font-style-complex="normal"/>
    </style:style>
    <style:style style:name="T9" style:family="text">
      <style:text-properties fo:color="#008000" fo:font-weight="bold"/>
    </style:style>
    <style:style style:name="T10" style:family="text">
      <style:text-properties fo:color="#008000" fo:font-style="italic" fo:font-weight="bold"/>
    </style:style>
    <style:style style:name="T11" style:family="text">
      <style:text-properties fo:color="#008000" fo:font-style="italic" fo:font-weight="bold" fo:background-color="#e4e4ff"/>
    </style:style>
    <style:style style:name="T12" style:family="text">
      <style:text-properties fo:color="#008000" fo:font-style="italic" fo:font-weight="bold" style:font-style-asian="normal" style:font-style-complex="normal"/>
    </style:style>
    <style:style style:name="T13" style:family="text">
      <style:text-properties fo:color="#008000" fo:font-style="normal" fo:font-weight="bold" style:font-style-asian="normal" style:font-style-complex="normal"/>
    </style:style>
    <style:style style:name="T14" style:family="text">
      <style:text-properties fo:background-color="#e4e4f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background-color="#e4e4ff" style:font-style-asian="normal" style:font-style-complex="normal"/>
    </style:style>
    <style:style style:name="T17" style:family="text">
      <style:text-properties fo:font-style="italic"/>
    </style:style>
    <style:style style:name="T18" style:family="text">
      <style:text-properties fo:font-style="italic" fo:background-color="#e4e4ff"/>
    </style:style>
    <style:style style:name="T19" style:family="text">
      <style:text-properties fo:font-style="itali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rom java/stageactivity/AlphabeticalTracker.java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age 0</text:p>
            <text:p text:style-name="P2"/>
            <text:p text:style-name="P2">Hint hintApple0 = <text:span text:style-name="T1">new </text:span>Hint(<text:span text:style-name="T3">0,0</text:span>); <text:span text:style-name="T6">//0</text:span></text:p>
            <text:p text:style-name="P2">EngPhrase <text:s/>(<text:span text:style-name="T9">"Page:0 GroupID:0"</text:span>);</text:p>
            <text:p text:style-name="P2">WFWEng <text:s text:c="4"/>(<text:span text:style-name="T9">"Time plays: 10 for 1"</text:span>);</text:p>
            <text:p text:style-name="P2">WFWSpn <text:s text:c="4"/>(<text:span text:style-name="T9">"Next page: -1 _ _"</text:span>);</text:p>
            <text:p text:style-name="P2">Explanation(<text:span text:style-name="T9">"eng_explanation apple 0d"</text:span>);</text:p>
            <text:p text:style-name="P2">Times <text:s text:c="5"/>(<text:span text:style-name="T3">10</text:span>, <text:span text:style-name="T3">11</text:span>, <text:span text:style-name="T3">12</text:span>, <text:span text:style-name="T3">13</text:span>);</text:p>
            <text:p text:style-name="P7">SpnPhrase <text:s/>(<text:span text:style-name="T9">"Page:0 GroupID:0"</text:span>);</text:p>
            <text:p text:style-name="P2">Reply replyApple1 = <text:span text:style-name="T1">new </text:span>Reply(<text:span text:style-name="T3">1</text:span>, <text:span text:style-name="T3">1</text:span>);<text:span text:style-name="T6">//0</text:span></text:p>
            <text:p text:style-name="P2">EngPhrase <text:s/>(<text:span text:style-name="T9">"Page:0 GroupID:1 Position:1"</text:span>);</text:p>
            <text:p text:style-name="P2">WFWEnglish (<text:span text:style-name="T9">"Time plays: 14 for 1"</text:span>);</text:p>
            <text:p text:style-name="P2">WFWSpanish (<text:span text:style-name="T9">"Next <text:s/>page: 8 _ _"</text:span>);</text:p>
            <text:p text:style-name="P2">Regex <text:s text:c="5"/>(<text:span text:style-name="T9">"Page:0 GroupID:1 Position:1"</text:span>);</text:p>
            <text:p text:style-name="P2">Explanation(<text:span text:style-name="T9">"eng_explanation apple 1"</text:span>);</text:p>
            <text:p text:style-name="P2">Times <text:s text:c="5"/>(<text:span text:style-name="T3">14, 15, 16, 17</text:span>);</text:p>
            <text:p text:style-name="P2">NextPage <text:s text:c="2"/>(<text:span text:style-name="T3">8</text:span>);</text:p>
            <text:p text:style-name="P7">SpnPhrase <text:s/>(<text:span text:style-name="T9">"Page:0 GroupID:1 Position:1"</text:span>);</text:p>
            <text:p text:style-name="P2">Reply replyApple2 = <text:span text:style-name="T1">new </text:span>Reply(<text:span text:style-name="T3">2</text:span>, <text:span text:style-name="T3">1</text:span>);<text:span text:style-name="T6">//0</text:span></text:p>
            <text:p text:style-name="P2">EngPhrase <text:s/>(<text:span text:style-name="T9">"Page:0 GroupID:1 Position:2"</text:span>);</text:p>
            <text:p text:style-name="P2">WFWEnglish (<text:span text:style-name="T9">"Time plays: 18 for 1"</text:span>);</text:p>
            <text:p text:style-name="P2">WFWSpanish (<text:span text:style-name="T9">"Next <text:s/>page: 1 _ _"</text:span>);</text:p>
            <text:p text:style-name="P2">Regex <text:s text:c="5"/>(<text:span text:style-name="T9">"Page:0 GroupID:1 Position:2"</text:span>);</text:p>
            <text:p text:style-name="P2">Explanation(<text:span text:style-name="T9">"eng_explanation apple 2"</text:span>);</text:p>
            <text:p text:style-name="P2">Times <text:s text:c="5"/>(<text:span text:style-name="T3">18, 19, 20, 21</text:span>);</text:p>
            <text:p text:style-name="P2">NextPage <text:s text:c="2"/>(<text:span text:style-name="T3">1</text:span>);</text:p>
            <text:p text:style-name="P7">SpnPhrase <text:s/>(<text:span text:style-name="T9">"Page:0 GroupID:1 Position:2"</text:span>);</text:p>
            <text:p text:style-name="P2">Reply replyApple3 = <text:span text:style-name="T1">new </text:span>Reply(<text:span text:style-name="T3">3</text:span>, <text:span text:style-name="T3">1</text:span>);<text:span text:style-name="T6">//0</text:span></text:p>
            <text:p text:style-name="P2">EngPhrase <text:s/>(<text:span text:style-name="T9">"Page:0 GroupID:1 Position:3"</text:span>);</text:p>
            <text:p text:style-name="P2">WFWEnglish (<text:span text:style-name="T9">"Time plays: 160 for 1"</text:span>);</text:p>
            <text:p text:style-name="P2">WFWSpanish (<text:span text:style-name="T9">"Next <text:s/>page: 4 _ _"</text:span>);</text:p>
            <text:p text:style-name="P2">Regex <text:s text:c="5"/>(<text:span text:style-name="T9">"Page:0 GroupID:1 Position:3"</text:span>);</text:p>
            <text:p text:style-name="P2">Explanation(<text:span text:style-name="T9">"eng_explanation apple 3"</text:span>);</text:p>
            <text:p text:style-name="P2">Times <text:s text:c="5"/>(<text:span text:style-name="T3">160, 161, 162, 163</text:span>);</text:p>
            <text:p text:style-name="P2">NextPage <text:s text:c="2"/>(<text:span text:style-name="T3">4</text:span>);</text:p>
            <text:p text:style-name="P7">SpnPhrase <text:s/>(<text:span text:style-name="T9">"Page:0 GroupID:1 Position:3"</text:span>);</text:p>
            <text:p text:style-name="P2">Reply replyApple4 = <text:span text:style-name="T1">new </text:span>Reply(<text:span text:style-name="T3">4</text:span>, <text:span text:style-name="T3">1</text:span>);<text:span text:style-name="T6">//0</text:span></text:p>
            <text:p text:style-name="P2">EngPhrase <text:s/>(<text:span text:style-name="T9">"Page:0 GroupID:1 Position:4"</text:span>);</text:p>
            <text:p text:style-name="P2">WFWEnglish (<text:span text:style-name="T9">"Time plays: 320 for 1"</text:span>);</text:p>
            <text:p text:style-name="P2">WFWSpanish (<text:span text:style-name="T9">"Next <text:s/>page: 18 _ _"</text:span>);</text:p>
            <text:p text:style-name="P2">Regex <text:s text:c="5"/>(<text:span text:style-name="T9">"Page:0 GroupID:1 Position:4"</text:span>);</text:p>
            <text:p text:style-name="P2">Explanation(<text:span text:style-name="T9">"eng_explanation apple 4"</text:span>);</text:p>
            <text:p text:style-name="P2">Times <text:s text:c="5"/>(<text:span text:style-name="T3">320 , 321, 322, 323</text:span>);</text:p>
            <text:p text:style-name="P2">NextPage <text:s text:c="2"/>(<text:span text:style-name="T3">18</text:span>);</text:p>
            <text:p text:style-name="P7">SpnPhrase <text:s/>(<text:span text:style-name="T9">"Page:0 GroupID:1 Position:4"</text:span>);</text:p>
          </table:table-cell>
          <table:table-cell table:style-name="Table1.A1" office:value-type="string">
            <text:p text:style-name="P2">Page 1</text:p>
            <text:p text:style-name="P2"/>
            <text:p text:style-name="P2">Hint hintBanana0 = <text:span text:style-name="T1">new </text:span>Hint(<text:span text:style-name="T3">0, 0</text:span>); <text:span text:style-name="T6">//1</text:span></text:p>
            <text:p text:style-name="P2">EngPhrase <text:s/>(<text:span text:style-name="T9">"Page:1 GroupID:0"</text:span>);</text:p>
            <text:p text:style-name="P2">WFWEng <text:s text:c="4"/>(<text:span text:style-name="T9">"Time plays: 22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banana 0d"</text:span>);</text:p>
            <text:p text:style-name="P2">Times <text:s text:c="5"/>(<text:span text:style-name="T3">22, 23, 24, 25</text:span>);</text:p>
            <text:p text:style-name="P7">SpnPhrase <text:s/>(<text:span text:style-name="T9">"Page:1 GroupID:0"</text:span>);</text:p>
            <text:p text:style-name="P2">Reply replyBanana1 = <text:span text:style-name="T1">new </text:span>Reply(<text:span text:style-name="T3">1</text:span>, <text:span text:style-name="T3">1</text:span>);<text:span text:style-name="T6">//1</text:span></text:p>
            <text:p text:style-name="P2">EngPhrase <text:s/>(<text:span text:style-name="T9">"Page:1 GroupID:1 Position:1"</text:span>);</text:p>
            <text:p text:style-name="P2">WFWEnglish (<text:span text:style-name="T9">"Time plays: 26 for 1"</text:span>);</text:p>
            <text:p text:style-name="P2">WFWSpanish (<text:span text:style-name="T9">"Next <text:s/>page: 25 _ _"</text:span>);</text:p>
            <text:p text:style-name="P2">Regex <text:s text:c="5"/>(<text:span text:style-name="T9">"Page:1 GroupID:1 Position:1"</text:span>);</text:p>
            <text:p text:style-name="P2">Explanation(<text:span text:style-name="T9">"eng_explanation banana 1e"</text:span>);</text:p>
            <text:p text:style-name="P2">Times <text:s text:c="5"/>(<text:span text:style-name="T3">26, 27, 28, 29</text:span>);</text:p>
            <text:p text:style-name="P2">NextPage <text:s text:c="2"/>(<text:span text:style-name="T3">25</text:span>);</text:p>
            <text:p text:style-name="P7">SpnPhrase <text:s/>(<text:span text:style-name="T9">"Page:1 GroupID:1 Position:1"</text:span>);</text:p>
            <text:p text:style-name="P2">Reply replyBanana2 = <text:span text:style-name="T1">new </text:span>Reply(<text:span text:style-name="T3">2</text:span>, <text:span text:style-name="T3">1</text:span>);<text:span text:style-name="T6">//1</text:span></text:p>
            <text:p text:style-name="P2">EngPhrase <text:s/>(<text:span text:style-name="T9">"Page:1 GroupID:1 Position:2"</text:span>);</text:p>
            <text:p text:style-name="P2">WFWEnglish (<text:span text:style-name="T9">"Time plays: 30 for 1"</text:span>);</text:p>
            <text:p text:style-name="P2">WFWSpanish (<text:span text:style-name="T9">"Next <text:s/>page: 2 _ _"</text:span>);</text:p>
            <text:p text:style-name="P2">Regex <text:s text:c="5"/>(<text:span text:style-name="T9">"Page:1 GroupID:1 Position:2"</text:span>);</text:p>
            <text:p text:style-name="P2">Explanation(<text:span text:style-name="T9">"eng_explanation banana 2e"</text:span>);</text:p>
            <text:p text:style-name="P2">Times <text:s text:c="5"/>(<text:span text:style-name="T3">30, 31, 32, 33</text:span>);</text:p>
            <text:p text:style-name="P2">NextPage <text:s text:c="2"/>(<text:span text:style-name="T3">2</text:span>);</text:p>
            <text:p text:style-name="P7">SpnPhrase <text:s/>(<text:span text:style-name="T9">"Page:1 GroupID:1 Position:2"</text:span>);</text:p>
            <text:p text:style-name="P2">Reply replyBanana3 = <text:span text:style-name="T1">new </text:span>Reply(<text:span text:style-name="T3">3</text:span>, <text:span text:style-name="T3">1</text:span>);<text:span text:style-name="T6">//1</text:span></text:p>
            <text:p text:style-name="P2">EngPhrase <text:s/>(<text:span text:style-name="T9">"Page:1 GroupID:1 Position:3"</text:span>);</text:p>
            <text:p text:style-name="P2">WFWEnglish (<text:span text:style-name="T9">"Time plays: 470 for 1"</text:span>);</text:p>
            <text:p text:style-name="P2">WFWSpanish (<text:span text:style-name="T9">"Next page: 5 _ _"</text:span>);</text:p>
            <text:p text:style-name="P2">Regex <text:s text:c="5"/>(<text:span text:style-name="T9">"Page:1 GroupID:1 Position:3"</text:span>);</text:p>
            <text:p text:style-name="P2">Explanation(<text:span text:style-name="T9">"eng_explanation banana 3e"</text:span>);</text:p>
            <text:p text:style-name="P2">Times <text:s text:c="5"/>(<text:span text:style-name="T3">470, 471, 472, 473</text:span>);</text:p>
            <text:p text:style-name="P2">NextPage <text:s text:c="2"/>(<text:span text:style-name="T3">5</text:span>);</text:p>
            <text:p text:style-name="P7">SpnPhrase <text:s/>(<text:span text:style-name="T9">"Page:1 GroupID:1 Position:3"</text:span>);</text:p>
          </table:table-cell>
          <table:table-cell table:style-name="Table1.C1" office:value-type="string">
            <text:p text:style-name="P2">Page 2</text:p>
            <text:p text:style-name="P2"/>
            <text:p text:style-name="P2">Hint hintCat0 = <text:span text:style-name="T1">new </text:span>Hint(<text:span text:style-name="T3">0, 0</text:span>);<text:span text:style-name="T6">//2</text:span></text:p>
            <text:p text:style-name="P2">EngPhrase <text:s/>(<text:span text:style-name="T9">"Page:2 GroupID:0"</text:span>);</text:p>
            <text:p text:style-name="P2">WFWEng <text:s text:c="4"/>(<text:span text:style-name="T9">"Time plays: 34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cat 0d"</text:span>);</text:p>
            <text:p text:style-name="P2">Times <text:s text:c="5"/>(<text:span text:style-name="T3">34, 35, 36, 37</text:span>);</text:p>
            <text:p text:style-name="P7">SpnPhrase <text:s/>(<text:span text:style-name="T9">"Page:2 GroupID:0"</text:span>);</text:p>
            <text:p text:style-name="P5"/>
            <text:p text:style-name="P2">Reply replyCat1 = <text:span text:style-name="T1">new </text:span>Reply(<text:span text:style-name="T3">1</text:span>, <text:span text:style-name="T3">1</text:span>);<text:span text:style-name="T6">//2</text:span></text:p>
            <text:p text:style-name="P2">EngPhrase <text:s/>(<text:span text:style-name="T9">"Page:2 GroupID:1 Position:1</text:span></text:p>
            <text:p text:style-name="P2"><text:span text:style-name="T9">"</text:span>);</text:p>
            <text:p text:style-name="P2">WFWEnglish (<text:span text:style-name="T9">"Time plays: 38 for 1"</text:span>);</text:p>
            <text:p text:style-name="P2">WFWSpanish (<text:span text:style-name="T9">"Next <text:s/>page: -1 _ _"</text:span>);</text:p>
            <text:p text:style-name="P2">Regex <text:s text:c="5"/>(<text:span text:style-name="T9">"Page:2 GroupID:1 Position:1"</text:span>);</text:p>
            <text:p text:style-name="P2">Explanation(<text:span text:style-name="T9">"eng_explanation cat 1e"</text:span>);</text:p>
            <text:p text:style-name="P2">Times <text:s text:c="5"/>(<text:span text:style-name="T3">38, 39, 40, 41</text:span>);</text:p>
            <text:p text:style-name="P7">SpnPhrase <text:s/>(<text:span text:style-name="T9">"Page:2 GroupID:1 Position:1"</text:span>);</text:p>
            <text:p text:style-name="P2">Reply replyCat2 = <text:span text:style-name="T1">new </text:span>Reply(<text:span text:style-name="T3">2</text:span>, <text:span text:style-name="T3">1</text:span>);<text:span text:style-name="T6">//2</text:span></text:p>
            <text:p text:style-name="P2">EngPhrase <text:s/>(<text:span text:style-name="T9">"Page:2 GroupID:1 Position:2"</text:span>);</text:p>
            <text:p text:style-name="P2">WFWEnglish (<text:span text:style-name="T9">"Time plays: 42 for 1"</text:span>);</text:p>
            <text:p text:style-name="P2">WFWSpanish (<text:span text:style-name="T9">"Next <text:s/>page: -1 _ _"</text:span>);</text:p>
            <text:p text:style-name="P2">Regex <text:s text:c="5"/>(<text:span text:style-name="T9">"Page:2 GroupID:1 Position:2"</text:span>);</text:p>
            <text:p text:style-name="P2">Explanation(<text:span text:style-name="T9">"eng_explanation cat 2e"</text:span>);</text:p>
            <text:p text:style-name="P2">Times <text:s text:c="5"/>(<text:span text:style-name="T3">42, 43, 44, 45</text:span>);</text:p>
            <text:p text:style-name="P7">SpnPhrase <text:s/>(<text:span text:style-name="T9">"Page:2 GroupID:1 Position:2"</text:span>);</text:p>
            <text:p text:style-name="P2">Reply replyCat4 = <text:span text:style-name="T1">new </text:span>Reply(<text:span text:style-name="T3">4</text:span>, <text:span text:style-name="T3">3</text:span>);<text:span text:style-name="T6">//2</text:span></text:p>
            <text:p text:style-name="P2">EngPhrase <text:s/>(<text:span text:style-name="T9">"Page:2 GroupID:3 Position:4</text:span></text:p>
            <text:p text:style-name="P2"><text:span text:style-name="T9">"</text:span>);</text:p>
            <text:p text:style-name="P2">WFWEnglish (<text:span text:style-name="T9">"Time plays: 50 for 1"</text:span>);</text:p>
            <text:p text:style-name="P2">WFWSpanish (<text:span text:style-name="T9">"Next <text:s/>page: -1 _ _"</text:span>);</text:p>
            <text:p text:style-name="P2">Regex <text:s text:c="5"/>(<text:span text:style-name="T9">"Page:2 GroupID:3 Position:4"</text:span>);</text:p>
            <text:p text:style-name="P2">Explanation(<text:span text:style-name="T9">"eng_explanation cat 4e"</text:span>);</text:p>
            <text:p text:style-name="P2">Times <text:s text:c="5"/>(<text:span text:style-name="T3">50, 51, 52, 53</text:span>);</text:p>
            <text:p text:style-name="P2">NextPage <text:s text:c="2"/>(<text:span text:style-name="T3">23</text:span>);</text:p>
            <text:p text:style-name="P7">SpnPhrase <text:s/>(<text:span text:style-name="T9">"Page:2 GroupID:3 Position:4"</text:span>);</text:p>
            <text:p text:style-name="P2">Reply replyCat5 = <text:span text:style-name="T1">new </text:span>Reply(<text:span text:style-name="T3">5</text:span>, <text:span text:style-name="T3">3</text:span>);<text:span text:style-name="T6">//2</text:span></text:p>
            <text:p text:style-name="P2">EngPhrase <text:s/>(<text:span text:style-name="T9">"Page:2 GroupID:3 Position:5"</text:span>);</text:p>
            <text:p text:style-name="P2">WFWEnglish (<text:span text:style-name="T9">"Time plays: 54 for 1"</text:span>);</text:p>
            <text:p text:style-name="P2">WFWSpanish (<text:span text:style-name="T9">"Next <text:s/>page: 11 _ _"</text:span>);</text:p>
            <text:p text:style-name="P2">Regex <text:s text:c="5"/>(<text:span text:style-name="T9">"Page:2 GroupID:3 Position:5"</text:span>);</text:p>
            <text:p text:style-name="P2">Explanation(<text:span text:style-name="T9">"eng_explanation cat 5e"</text:span>);</text:p>
            <text:p text:style-name="P2">Times <text:s text:c="5"/>(<text:span text:style-name="T3">54, 55, 56, 57</text:span>);</text:p>
            <text:p text:style-name="P2">NextPage <text:s text:c="2"/>(<text:span text:style-name="T3">11</text:span>);</text:p>
            <text:p text:style-name="P7"><text:soft-page-break/>SpnPhrase <text:s/>(<text:span text:style-name="T9">"Page:2 GroupID:3 Position:5"</text:span>);</text:p>
            <text:p text:style-name="P2">Reply replyCat6 = <text:span text:style-name="T1">new </text:span>Reply(<text:span text:style-name="T3">6</text:span>, <text:span text:style-name="T3">3</text:span>);<text:span text:style-name="T6">//2</text:span></text:p>
            <text:p text:style-name="P2">EngPhrase <text:s/>(<text:span text:style-name="T9">"Page:2 GroupID:3 Position:6"</text:span>);</text:p>
            <text:p text:style-name="P2">WFWEnglish (<text:span text:style-name="T9">"Time plays: 360 for 1"</text:span>);</text:p>
            <text:p text:style-name="P2">WFWSpanish (<text:span text:style-name="T9">"Next <text:s/>page: 3 _ _"</text:span>);</text:p>
            <text:p text:style-name="P2">Regex <text:s text:c="5"/>(<text:span text:style-name="T9">"Page:2 GroupID:3 Position:6"</text:span>);</text:p>
            <text:p text:style-name="P2">Explanation(<text:span text:style-name="T9">"eng_explanation cat 6e"</text:span>);</text:p>
            <text:p text:style-name="P2">Times <text:s text:c="5"/>(<text:span text:style-name="T3">360, 361, 362, 363</text:span>);</text:p>
            <text:p text:style-name="P2">NextPage <text:s text:c="2"/>(<text:span text:style-name="T3">3</text:span>);</text:p>
            <text:p text:style-name="P7">SpnPhrase <text:s/>(<text:span text:style-name="T9">"Page:2 GroupID:3 Position:6"</text:span>);</text:p>
          </table:table-cell>
        </table:table-row>
        <table:table-row table:style-name="Table1.1">
          <table:table-cell table:style-name="Table1.A2" office:value-type="string">
            <text:p text:style-name="P2">Page 3</text:p>
            <text:p text:style-name="P2"/>
            <text:p text:style-name="P2">Hint hintDog0 = <text:span text:style-name="T1">new </text:span>Hint(<text:span text:style-name="T3">0, 0</text:span>);<text:span text:style-name="T6">//3</text:span></text:p>
            <text:p text:style-name="P2">EngPhrase <text:s/>(<text:span text:style-name="T9">"Page:3 GroupID:0"</text:span>);</text:p>
            <text:p text:style-name="P2">WFWEng <text:s text:c="4"/>(<text:span text:style-name="T9">"Time plays: 58 for 1"</text:span>);</text:p>
            <text:p text:style-name="P2">WFWSpn <text:s text:c="4"/>(<text:span text:style-name="T9">"Next <text:s/>page: 12 _ _"</text:span>);</text:p>
            <text:p text:style-name="P2">Explanation(<text:span text:style-name="T9">"eng_explanation dog 0d"</text:span>);</text:p>
            <text:p text:style-name="P2">Times <text:s text:c="5"/>(<text:span text:style-name="T3">58, 59, 60, 61</text:span>);</text:p>
            <text:p text:style-name="P7">SpnPhrase <text:s/>(<text:span text:style-name="T9">"Page:3 GroupID:0"</text:span>);</text:p>
          </table:table-cell>
          <table:table-cell table:style-name="Table1.A2" office:value-type="string">
            <text:p text:style-name="P2">Page 4</text:p>
            <text:p text:style-name="P2"/>
            <text:p text:style-name="P2">Hint hintElephant1 = <text:span text:style-name="T1">new </text:span>Hint(1<text:span text:style-name="T3">, 1</text:span>);<text:span text:style-name="T6">//4</text:span></text:p>
            <text:p text:style-name="P2">EngPhrase <text:s/>(<text:span text:style-name="T9">"Page:4 GroupID:1"</text:span>);</text:p>
            <text:p text:style-name="P2">WFWEng <text:s text:c="4"/>(<text:span text:style-name="T9">"Time plays: 18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dog 0d"</text:span>);</text:p>
            <text:p text:style-name="P2">Times <text:s text:c="5"/>(<text:span text:style-name="T3">180, 181, 182, 183</text:span>);</text:p>
            <text:p text:style-name="P7">SpnPhrase <text:s/>(<text:span text:style-name="T9">"Page:4 GroupID:1"</text:span>);</text:p>
            <text:p text:style-name="P2">Reply replyElephant0 = <text:span text:style-name="T1">new </text:span>Reply(<text:span text:style-name="T3">0, 0</text:span>);<text:span text:style-name="T6">//4</text:span></text:p>
            <text:p text:style-name="P2">EngPhrase <text:s/>(<text:span text:style-name="T9">"Page:4 GroupID:0 Position:0"</text:span>);</text:p>
            <text:p text:style-name="P2">WFWEnglish (<text:span text:style-name="T9">"Time plays: 170 for 1"</text:span>);</text:p>
            <text:p text:style-name="P2">WFWSpanish (<text:span text:style-name="T9">"Next <text:s/>page: -1 _ _"</text:span>);</text:p>
            <text:p text:style-name="P2">Regex <text:s text:c="5"/>(<text:span text:style-name="T9">"Page:4 GroupID:0 Position:0"</text:span>);</text:p>
            <text:p text:style-name="P2">Explanation(<text:span text:style-name="T9">"eng_explanation cat 5e"</text:span>);</text:p>
            <text:p text:style-name="P2">Times <text:s text:c="5"/>(<text:span text:style-name="T3">170, 171, 172, 173</text:span>);</text:p>
            <text:p text:style-name="P2">NextPage <text:s text:c="2"/>(<text:span text:style-name="T3">6</text:span>);</text:p>
            <text:p text:style-name="P7">SpnPhrase <text:s/>(<text:span text:style-name="T9">"Page:4 GroupID:0 Position:0"</text:span>);</text:p>
          </table:table-cell>
          <table:table-cell table:style-name="Table1.C2" office:value-type="string">
            <text:p text:style-name="P4">Page 5</text:p>
            <text:p text:style-name="P4"/>
            <text:p text:style-name="P2">Hint hintFlower0 = <text:span text:style-name="T1">new </text:span>Hint(0<text:span text:style-name="T3">, 0</text:span>);<text:span text:style-name="T6">//5</text:span></text:p>
            <text:p text:style-name="P2">EngPhrase <text:s/>(<text:span text:style-name="T9">"Page:5 GroupID:0"</text:span>);</text:p>
            <text:p text:style-name="P2">WFWEng <text:s text:c="4"/>(<text:span text:style-name="T9">"Time plays: 180 for 1"</text:span>);</text:p>
            <text:p text:style-name="P2">WFWSpn <text:s text:c="4"/>(<text:span text:style-name="T9">"Next <text:s/>page: 25 _ _"</text:span>);</text:p>
            <text:p text:style-name="P2">Explanation(<text:span text:style-name="T9">"eng_explanation flower 0a"</text:span>);</text:p>
            <text:p text:style-name="P2">Times <text:s text:c="5"/>(<text:span text:style-name="T3">420, 421, 422, 423</text:span>);</text:p>
            <text:p text:style-name="P7"><text:span text:style-name="T15">SpnPhrase <text:s/>(</text:span><text:span text:style-name="T13">"</text:span><text:span text:style-name="T9">Page:5 GroupID:0</text:span><text:span text:style-name="T13">"</text:span><text:span text:style-name="T15">);</text:span></text:p>
            <text:p text:style-name="P2">Hint hintFlower1 = <text:span text:style-name="T1">new </text:span>Hint(1<text:span text:style-name="T3">, 1</text:span>);<text:span text:style-name="T6">//5</text:span></text:p>
            <text:p text:style-name="P2">EngPhrase <text:s/>(<text:span text:style-name="T9">"Page:5 GroupID:1"</text:span>);</text:p>
            <text:p text:style-name="P2">WFWEng <text:s text:c="4"/>(<text:span text:style-name="T9">"Time plays: 430 for 1"</text:span>);</text:p>
            <text:p text:style-name="P2">WFWSpn <text:s text:c="4"/>(<text:span text:style-name="T9">"Next <text:s/>page: 25 _ _"</text:span>);</text:p>
            <text:p text:style-name="P2">Explanation(<text:span text:style-name="T9">"eng_explanation flower 1a"</text:span>);</text:p>
            <text:p text:style-name="P2">Times <text:s text:c="5"/>(<text:span text:style-name="T3">430, 431, 432, 433</text:span>);</text:p>
            <text:p text:style-name="P7"><text:span text:style-name="T15">SpnPhrase <text:s/>(</text:span><text:span text:style-name="T13">"Page:5 GroupID:1"</text:span><text:span text:style-name="T15">);</text:span></text:p>
            <text:p text:style-name="P2">Reply replyFlower2 = <text:span text:style-name="T1">new </text:span>Reply(<text:span text:style-name="T3">2, 2</text:span>);<text:span text:style-name="T6">//5</text:span></text:p>
            <text:p text:style-name="P2">EngPhrase <text:s/>(<text:span text:style-name="T9">"Page:5 GroupID:2 Position:2</text:span></text:p>
            <text:p text:style-name="P2"><text:span text:style-name="T9">"</text:span>);</text:p>
            <text:p text:style-name="P2">WFWEnglish (<text:span text:style-name="T9">"Time plays: 460 for 1"</text:span>);</text:p>
            <text:p text:style-name="P2">WFWSpanish (<text:span text:style-name="T9">"Next <text:s/>page: 25 _ _"</text:span>);</text:p>
            <text:p text:style-name="P2">Regex <text:s text:c="5"/>(<text:span text:style-name="T9">"Page:5 GroupID:2 Position:2</text:span></text:p>
            <text:p text:style-name="P2"><text:span text:style-name="T9">"</text:span>);</text:p>
            <text:p text:style-name="P2">Explanation(<text:span text:style-name="T9">"eng_explanation flower 2a"</text:span>);</text:p>
            <text:p text:style-name="P2">Times <text:s text:c="5"/>(<text:span text:style-name="T3">460, 461, 462, 463</text:span>);</text:p>
            <text:p text:style-name="P2">NextPage <text:s text:c="2"/>(<text:span text:style-name="T3">25</text:span>);</text:p>
            <text:p text:style-name="P7"><text:span text:style-name="T15">SpnPhrase <text:s/>(</text:span><text:span text:style-name="T13">"Page:5 GroupID:2 Position:2"</text:span><text:span text:style-name="T15">);</text:span></text:p>
            <text:p text:style-name="P2">Hint hintFlower3 = <text:span text:style-name="T1">new </text:span>Hint(3<text:span text:style-name="T3">, 3</text:span>);<text:span text:style-name="T6">//5</text:span></text:p>
            <text:p text:style-name="P2">EngPhrase <text:s/>(<text:span text:style-name="T9">"Page:5 GroupID:3"</text:span>);</text:p>
            <text:p text:style-name="P2">WFWEng <text:s text:c="4"/>(<text:span text:style-name="T9">"Time plays: 440 for 1"</text:span>);</text:p>
            <text:p text:style-name="P2">WFWSpn <text:s text:c="4"/>(<text:span text:style-name="T9">"Next <text:s/>page: 25 _ _"</text:span>);</text:p>
            <text:p text:style-name="P2">Explanation(<text:span text:style-name="T9">"eng_explanation flower 3a</text:span></text:p>
            <text:p text:style-name="P2"><text:span text:style-name="T9">"</text:span>);</text:p>
            <text:p text:style-name="P2">Times <text:s text:c="5"/>(<text:span text:style-name="T3">440, 441, 442, 443</text:span>);</text:p>
            <text:p text:style-name="P7"><text:span text:style-name="T15">SpnPhrase <text:s/>(</text:span><text:span text:style-name="T13">"Page:5 GroupID:3"</text:span><text:span text:style-name="T15">);</text:span></text:p>
            <text:p text:style-name="P2"><text:soft-page-break/>Hint hintFlower4 = <text:span text:style-name="T1">new </text:span>Hint(4<text:span text:style-name="T3">, 4</text:span>);<text:span text:style-name="T6">//5</text:span></text:p>
            <text:p text:style-name="P2">EngPhrase <text:s/>(<text:span text:style-name="T9">"Page:5 GroupID:4"</text:span>);</text:p>
            <text:p text:style-name="P2">WFWEng <text:s text:c="4"/>(<text:span text:style-name="T9">"Time plays: 450 for 1"</text:span>);</text:p>
            <text:p text:style-name="P2">WFWSpn <text:s text:c="4"/>(<text:span text:style-name="T9">"Next <text:s/>page: 25 _ _"</text:span>);</text:p>
            <text:p text:style-name="P2">Explanation(<text:span text:style-name="T9">"eng_explanation flower 4a"</text:span>);</text:p>
            <text:p text:style-name="P2">Times <text:s text:c="5"/>(<text:span text:style-name="T3">450, 451, 452, 453</text:span>);</text:p>
            <text:p text:style-name="P7"><text:span text:style-name="T15">SpnPhrase <text:s/>(</text:span><text:span text:style-name="T13">"Page:5 GroupID:4"</text:span><text:span text:style-name="T15">);</text:span></text:p>
          </table:table-cell>
        </table:table-row>
        <table:table-row table:style-name="Table1.1">
          <table:table-cell table:style-name="Table1.A2" office:value-type="string">
            <text:p text:style-name="P4">Page 6</text:p>
            <text:p text:style-name="P4"/>
            <text:p text:style-name="P2">Reply replyGiraffe0 = <text:span text:style-name="T1">new </text:span>Reply(<text:span text:style-name="T3">0, 0</text:span>);<text:span text:style-name="T6">//6</text:span></text:p>
            <text:p text:style-name="P2">EngPhrase <text:s/>(<text:span text:style-name="T9">"Page:6 GroupID:0 Position:0"</text:span>);</text:p>
            <text:p text:style-name="P2">WFWEnglish (<text:span text:style-name="T9">"Time plays: 410 for 1"</text:span>);</text:p>
            <text:p text:style-name="P2">WFWSpanish (<text:span text:style-name="T9">"Next <text:s/>page: -1 _ _"</text:span>);</text:p>
            <text:p text:style-name="P2">Regex <text:s text:c="5"/>(<text:span text:style-name="T9">"Page:6 GroupID:0 Position:0"</text:span>);</text:p>
            <text:p text:style-name="P2">Explanation(<text:span text:style-name="T9">"eng_explanation giraffe 5e"</text:span>);</text:p>
            <text:p text:style-name="P2">Times <text:s text:c="5"/>(<text:span text:style-name="T3">410, 411, 412, 413</text:span>);</text:p>
            <text:p text:style-name="P2">NextPage <text:s text:c="2"/>(<text:span text:style-name="T3">-1</text:span>);</text:p>
            <text:p text:style-name="P7"><text:span text:style-name="T15">SpnPhrase <text:s/>(</text:span><text:span text:style-name="T13">"</text:span><text:span text:style-name="T9">Page:6 GroupID:0 Position:0</text:span><text:span text:style-name="T13">"</text:span><text:span text:style-name="T15">);</text:span></text:p>
            <text:p text:style-name="P2">Hint hintGiraffe1 = <text:span text:style-name="T1">new </text:span>Hint(1<text:span text:style-name="T3">, 1</text:span>);<text:span text:style-name="T6">//6</text:span></text:p>
            <text:p text:style-name="P2">EngPhrase <text:s/>(<text:span text:style-name="T9">"Page:6 GroupID:1"</text:span>);</text:p>
            <text:p text:style-name="P2">WFWEng <text:s text:c="4"/>(<text:span text:style-name="T9">"Time plays: 40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giraffe 0d"</text:span>);</text:p>
            <text:p text:style-name="P2">Times <text:s text:c="5"/>(<text:span text:style-name="T3">400, 401, 402, 403</text:span>);</text:p>
            <text:p text:style-name="P7"><text:span text:style-name="T15">SpnPhrase <text:s/>(</text:span><text:span text:style-name="T13">"</text:span><text:span text:style-name="T9">Page:6 GroupID:1</text:span><text:span text:style-name="T13">"</text:span><text:span text:style-name="T15">);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>Page 8</text:p>
            <text:p text:style-name="P2"/>
            <text:p text:style-name="P2">Hint hintInk0 = <text:span text:style-name="T1">new </text:span>Hint(<text:span text:style-name="T3">0, 0</text:span>);<text:span text:style-name="T6">//8</text:span></text:p>
            <text:p text:style-name="P2">EngPhrase <text:s/>(<text:span text:style-name="T9">"Page:8 GroupID:0"</text:span>);</text:p>
            <text:p text:style-name="P2">WFWEng <text:s text:c="4"/>(<text:span text:style-name="T9">"Time plays: 62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ink 0d"</text:span>);</text:p>
            <text:p text:style-name="P2">Times <text:s text:c="5"/>(<text:span text:style-name="T3">62, 63, 64, 65</text:span>);</text:p>
            <text:p text:style-name="P7">SpnPhrase <text:s/>(<text:span text:style-name="T9">"Page:8 GroupID:0"</text:span>);</text:p>
            <text:p text:style-name="P2">Reply replyInk1 = <text:span text:style-name="T1">new </text:span>Reply(<text:span text:style-name="T3">1</text:span>, <text:span text:style-name="T3">1</text:span>);<text:span text:style-name="T6">//8</text:span></text:p>
            <text:p text:style-name="P2">EngPhrase <text:s/>(<text:span text:style-name="T9">"Page:8 GroupID:1 Position:1 "</text:span>);</text:p>
            <text:p text:style-name="P2">WFWEnglish (<text:span text:style-name="T9">"Time plays: 66 for 1"</text:span>);</text:p>
            <text:p text:style-name="P2">WFWSpanish (<text:span text:style-name="T9">"Next <text:s/>page: 9 _ _"</text:span>);</text:p>
            <text:p text:style-name="P2">Regex <text:s text:c="5"/>(<text:span text:style-name="T9">"Page:8 GroupID:1 Position:1"</text:span>);</text:p>
            <text:p text:style-name="P2">Explanation(<text:span text:style-name="T9">"eng_explanation ink 1e"</text:span>);</text:p>
            <text:p text:style-name="P2">Times <text:s text:c="5"/>(<text:span text:style-name="T3">66, 67, 68, 69</text:span>);</text:p>
            <text:p text:style-name="P2">NextPage <text:s text:c="2"/>(<text:span text:style-name="T3">9</text:span>);</text:p>
            <text:p text:style-name="P7">SpnPhrase <text:s/>(<text:span text:style-name="T9">"Page:8 GroupID:1 Position:1"</text:span>);</text:p>
          </table:table-cell>
        </table:table-row>
        <table:table-row table:style-name="Table1.1">
          <table:table-cell table:style-name="Table1.A2" office:value-type="string">
            <text:p text:style-name="P2">Page 9</text:p>
            <text:p text:style-name="P2"/>
            <text:p text:style-name="P2">Hint hintJam0 = <text:span text:style-name="T1">new </text:span>Hint(<text:span text:style-name="T3">0, 0</text:span>);<text:span text:style-name="T6">//9</text:span></text:p>
            <text:p text:style-name="P2">EngPhrase <text:s/>(<text:span text:style-name="T9">"Page:9 GroupID:0"</text:span>);</text:p>
            <text:p text:style-name="P2">WFWEng <text:s text:c="4"/>(<text:span text:style-name="T9">"Time plays: 7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jam 0d"</text:span>);</text:p>
            <text:p text:style-name="P2">Times <text:s text:c="5"/>(<text:span text:style-name="T3">70, 71, 72,73</text:span>);</text:p>
            <text:p text:style-name="P7">SpnPhrase <text:s/>(<text:span text:style-name="T9">"Page:9 GroupID:0"</text:span>);</text:p>
            <text:p text:style-name="P2">Reply replyJam1 = <text:span text:style-name="T1">new </text:span>Reply(<text:span text:style-name="T3">1</text:span>, <text:span text:style-name="T3">1</text:span>);<text:span text:style-name="T6">//9</text:span></text:p>
            <text:p text:style-name="P2">EngPhrase <text:s/>(<text:span text:style-name="T9">"Page:9 GroupID:1 Position:1"</text:span>);</text:p>
            <text:p text:style-name="P2">WFWEnglish (<text:span text:style-name="T9">"Time plays: 74 for 1"</text:span>);</text:p>
            <text:p text:style-name="P2">WFWSpanish (<text:span text:style-name="T9">"Next <text:s/>page: 10 _ _"</text:span>);</text:p>
            <text:p text:style-name="P2">Regex <text:s text:c="5"/>(<text:span text:style-name="T9">"Page:9 GroupID:1 Position:1"</text:span>);</text:p>
            <text:p text:style-name="P2">Explanation(<text:span text:style-name="T9">"eng_explanation jam 1e"</text:span>);</text:p>
            <text:p text:style-name="P2">Times <text:s text:c="5"/>(<text:span text:style-name="T3">74, 75, 76, 77</text:span>);</text:p>
            <text:p text:style-name="P2">NextPage <text:s text:c="2"/>(<text:span text:style-name="T3">10</text:span>);</text:p>
            <text:p text:style-name="P7"><text:span text:style-name="T17">SpnPhrase <text:s/>(</text:span><text:span text:style-name="T10">"Page:9 GroupID:1 Position:1"</text:span><text:span text:style-name="T17">);</text:span></text:p>
          </table:table-cell>
          <table:table-cell table:style-name="Table1.A2" office:value-type="string">
            <text:p text:style-name="P2">Page 10</text:p>
            <text:p text:style-name="P2"/>
            <text:p text:style-name="P2">Hint hintKettle0 = <text:span text:style-name="T1">new </text:span>Hint(<text:span text:style-name="T3">0, 0</text:span>);<text:span text:style-name="T6">//10</text:span></text:p>
            <text:p text:style-name="P2">EngPhrase <text:s/>(<text:span text:style-name="T9">"Page:10 GroupID:0"</text:span>);</text:p>
            <text:p text:style-name="P2">WFWEng <text:s text:c="4"/>(<text:span text:style-name="T9">"Time plays: 78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kettle 0d"</text:span>);</text:p>
            <text:p text:style-name="P2">Times <text:s text:c="5"/>(<text:span text:style-name="T3">78, 79, 80, 81</text:span>);</text:p>
            <text:p text:style-name="P7">SpnPhrase <text:s/>(<text:span text:style-name="T9">"Page:10 GroupID:0"</text:span>);</text:p>
            <text:p text:style-name="P2">Reply replyKettle1 = <text:span text:style-name="T1">new </text:span>Reply(<text:span text:style-name="T3">1</text:span>, <text:span text:style-name="T3">1</text:span>);<text:span text:style-name="T6">//10</text:span></text:p>
            <text:p text:style-name="P2">EngPhrase <text:s/>(<text:span text:style-name="T9">"Page:10 GroupID:1 Position:1</text:span></text:p>
            <text:p text:style-name="P2"><text:span text:style-name="T9">"</text:span>);</text:p>
            <text:p text:style-name="P2">WFWEnglish (<text:span text:style-name="T9">"Time plays: 150 for 1"</text:span>);</text:p>
            <text:p text:style-name="P2">WFWSpanish (<text:span text:style-name="T9">"Next <text:s/>page: 20 _ _"</text:span>);</text:p>
            <text:p text:style-name="P2">Regex <text:s text:c="5"/>(<text:span text:style-name="T9">"Page:10 GroupID:1 Position:1"</text:span>);</text:p>
            <text:p text:style-name="P2">Explanation(<text:span text:style-name="T9">"eng_explanation jam 1e"</text:span>);</text:p>
            <text:p text:style-name="P2">Times <text:s text:c="5"/>(<text:span text:style-name="T3">150, 151, 152, 153</text:span>);</text:p>
            <text:p text:style-name="P2">NextPage <text:s text:c="2"/>(<text:span text:style-name="T3">20</text:span>);</text:p>
            <text:p text:style-name="P7"><text:span text:style-name="T19">SpnPhrase <text:s/>(</text:span><text:span text:style-name="T12">"</text:span><text:span text:style-name="T10">Page:10 GroupID:1 Position:1</text:span><text:span text:style-name="T12">"</text:span><text:span text:style-name="T19">);</text:span></text:p>
          </table:table-cell>
          <table:table-cell table:style-name="Table1.C2" office:value-type="string">
            <text:p text:style-name="P2">Page 11</text:p>
            <text:p text:style-name="P2"/>
            <text:p text:style-name="P2">Hint hintLlama0 = <text:span text:style-name="T1">new </text:span>Hint(<text:span text:style-name="T3">0, 0</text:span>);<text:span text:style-name="T6">//11</text:span></text:p>
            <text:p text:style-name="P2">EngPhrase <text:s/>(<text:span text:style-name="T9">"Page:11 GroupID:0"</text:span>);</text:p>
            <text:p text:style-name="P2">WFWEng <text:s text:c="4"/>(<text:span text:style-name="T9">"Time plays: 27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Llama 0a"</text:span>);</text:p>
            <text:p text:style-name="P2">Times <text:s text:c="5"/>(<text:span text:style-name="T3">270, 271, 272, 273</text:span>);</text:p>
            <text:p text:style-name="P7"><text:span text:style-name="T8">SpnPhrase <text:s/>(</text:span><text:span text:style-name="T13">"</text:span><text:span text:style-name="T9">Page:11 GroupID:0</text:span><text:span text:style-name="T13">"</text:span><text:span text:style-name="T8">);</text:span></text:p>
            <text:p text:style-name="P2">Hint hintLlama1 = <text:span text:style-name="T1">new </text:span>Hint(1<text:span text:style-name="T3">, 1</text:span>);<text:span text:style-name="T6">//11</text:span></text:p>
            <text:p text:style-name="P2">EngPhrase <text:s/>(<text:span text:style-name="T9">"Page:11 GroupID:1"</text:span>);</text:p>
            <text:p text:style-name="P2">WFWEng <text:s text:c="4"/>(<text:span text:style-name="T9">"Time plays: 28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Llama 0b"</text:span>);</text:p>
            <text:p text:style-name="P2">Times <text:s text:c="5"/>(<text:span text:style-name="T3">280, 281, 282, 283</text:span>);</text:p>
            <text:p text:style-name="P7"><text:span text:style-name="T8">SpnPhrase <text:s/>(</text:span><text:span text:style-name="T13">"Page:11 GroupID:1"</text:span><text:span text:style-name="T8">);</text:span></text:p>
            <text:p text:style-name="P2">Reply replyLlama1 = <text:span text:style-name="T1">new </text:span>Reply(<text:span text:style-name="T3">2, 2</text:span>);<text:span text:style-name="T6">//11</text:span></text:p>
            <text:p text:style-name="P2">EngPhrase <text:s/>(<text:span text:style-name="T9">"Page:11 GroupID:2 Position:2"</text:span>);</text:p>
            <text:p text:style-name="P2">WFWEnglish (<text:span text:style-name="T9">"Time plays: 260 for 1"</text:span>);</text:p>
            <text:p text:style-name="P2">WFWSpanish (<text:span text:style-name="T9">"Next <text:s/>page: 17 _ _"</text:span>);</text:p>
            <text:p text:style-name="P2">Regex <text:s text:c="5"/>(<text:span text:style-name="T9">"Page:11 GroupID:2 Position:2"</text:span>);</text:p>
            <text:p text:style-name="P2"><text:soft-page-break/>Explanation(<text:span text:style-name="T9">"eng_explanation llama 1e"</text:span>);</text:p>
            <text:p text:style-name="P2">Times <text:s text:c="5"/>(<text:span text:style-name="T3">260, 261, 262, 263</text:span>);</text:p>
            <text:p text:style-name="P2">NextPage <text:s text:c="2"/>(<text:span text:style-name="T3">17</text:span>);</text:p>
            <text:p text:style-name="P7"><text:span text:style-name="T7">SpnPhrase <text:s/>(</text:span><text:span text:style-name="T12">"Page:11 GroupID:2 Position:2"</text:span><text:span text:style-name="T7">);</text:span></text:p>
          </table:table-cell>
        </table:table-row>
        <table:table-row table:style-name="Table1.1">
          <table:table-cell table:style-name="Table1.A2" office:value-type="string">
            <text:p text:style-name="P2">Page 12</text:p>
            <text:p text:style-name="P2"/>
            <text:p text:style-name="P2">Hint hintMaple0 = <text:span text:style-name="T1">new </text:span>Hint(<text:span text:style-name="T3">0, 0</text:span>);<text:span text:style-name="T6">//12</text:span></text:p>
            <text:p text:style-name="P2">EngPhrase <text:s/>(<text:span text:style-name="T9">"Page:12 GroupID:0"</text:span>);</text:p>
            <text:p text:style-name="P2">WFWEng <text:s text:c="4"/>(<text:span text:style-name="T9">"Time plays: 13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Maple 0a"</text:span>);</text:p>
            <text:p text:style-name="P2">Times <text:s text:c="5"/>(<text:span text:style-name="T3">130, 131, 132, 133</text:span>);</text:p>
            <text:p text:style-name="P7"><text:span text:style-name="T8">SpnPhrase <text:s/>(</text:span><text:span text:style-name="T13">"Page:12 GroupID:0</text:span>"<text:span text:style-name="T8">);</text:span></text:p>
            <text:p text:style-name="P2"><text:span text:style-name="T6">Hint hintMaple1 = </text:span><text:span text:style-name="T2">new </text:span><text:span text:style-name="T6">Hint(</text:span><text:span text:style-name="T4">1</text:span><text:span text:style-name="T6">, </text:span><text:span text:style-name="T4">1</text:span><text:span text:style-name="T6">);//12</text:span></text:p>
            <text:p text:style-name="P2">EngPhrase <text:s/>(<text:span text:style-name="T9">"Page:12 GroupID:1"</text:span>);</text:p>
            <text:p text:style-name="P2">WFWEng <text:s text:c="4"/>(<text:span text:style-name="T9">"Time plays: 14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maple 0b"</text:span>);</text:p>
            <text:p text:style-name="P2">Times <text:s text:c="5"/>(<text:span text:style-name="T3">140, 141, 142, 143</text:span>);</text:p>
            <text:p text:style-name="P7"><text:span text:style-name="T8">SpnPhrase <text:s/>(</text:span><text:span text:style-name="T13">"Page:12 GroupID:1</text:span><text:span text:style-name="T8">");</text:span></text:p>
            <text:p text:style-name="P2">Reply replyMaple0 = <text:span text:style-name="T1">new </text:span>Reply(<text:span text:style-name="T3">2, 2</text:span>);<text:span text:style-name="T6">//12</text:span></text:p>
            <text:p text:style-name="P2">EngPhrase <text:s/>(<text:span text:style-name="T9">"Page:12 GroupID:2 Position:2</text:span></text:p>
            <text:p text:style-name="P2"><text:span text:style-name="T9">"</text:span>);</text:p>
            <text:p text:style-name="P2">WFWEnglish (<text:span text:style-name="T9">"Time plays: 150 for 1"</text:span>);</text:p>
            <text:p text:style-name="P2">WFWSpanish (<text:span text:style-name="T9">"Next <text:s/>page: 14 _ _"</text:span>);</text:p>
            <text:p text:style-name="P2">Regex <text:s text:c="5"/>(<text:span text:style-name="T9">"Page:12 GroupID:2 Position:2</text:span></text:p>
            <text:p text:style-name="P2"><text:span text:style-name="T9">"</text:span>);</text:p>
            <text:p text:style-name="P2">Explanation(<text:span text:style-name="T9">"eng_explanation maple 0c"</text:span>);</text:p>
            <text:p text:style-name="P2">Times <text:s text:c="5"/>(<text:span text:style-name="T3">150, 151, 152, 153</text:span>);</text:p>
            <text:p text:style-name="P2">NextPage <text:s text:c="2"/>(<text:span text:style-name="T3">14</text:span>);</text:p>
            <text:p text:style-name="P7"><text:span text:style-name="T7">SpnPhrase <text:s/>(</text:span><text:span text:style-name="T12">"Page:12 GroupID:2 Position:2"</text:span><text:span text:style-name="T7">);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age 14</text:p>
            <text:p text:style-name="P2"/>
            <text:p text:style-name="P2">Hint hintOcean1 = <text:span text:style-name="T1">new </text:span>Hint(0<text:span text:style-name="T3">, 0</text:span>);<text:span text:style-name="T6">//14</text:span></text:p>
            <text:p text:style-name="P2">EngPhrase <text:s/>(<text:span text:style-name="T9">"Page:14 GroupID:0"</text:span>);</text:p>
            <text:p text:style-name="P2">WFWEng <text:s text:c="4"/>(<text:span text:style-name="T9">"Time plays: 86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ocean 1d"</text:span>);</text:p>
            <text:p text:style-name="P2">Times <text:s text:c="5"/>(<text:span text:style-name="T3">86, 87, 88, 89</text:span>);</text:p>
            <text:p text:style-name="P2">NextPage <text:s text:c="2"/>(<text:span text:style-name="T3">-1</text:span>);</text:p>
            <text:p text:style-name="P7"><text:span text:style-name="T15">SpnPhrase <text:s/></text:span><text:span text:style-name="T6">(</text:span><text:span text:style-name="T10">"Page:14 GroupID:0"</text:span><text:span text:style-name="T6">);</text:span></text:p>
            <text:p text:style-name="P2">Reply replyOcean0 = <text:span text:style-name="T1">new </text:span>Reply(<text:span text:style-name="T3">1</text:span>, <text:span text:style-name="T3">1</text:span>);<text:span text:style-name="T6">//14</text:span></text:p>
            <text:p text:style-name="P2">EngPhrase <text:s/>(<text:span text:style-name="T9">"Page:14 GroupID:1 Position:1 "</text:span>);</text:p>
            <text:p text:style-name="P2">WFWEnglish (<text:span text:style-name="T9">"Time plays: 82 for 1"</text:span>);</text:p>
            <text:p text:style-name="P2">WFWSpanish (<text:span text:style-name="T9">"Next <text:s/>page: -1 _ _"</text:span>);</text:p>
            <text:p text:style-name="P2">Regex <text:s text:c="5"/>(<text:span text:style-name="T9">"Page:14 GroupID:1 Position:1"</text:span>);</text:p>
            <text:p text:style-name="P2">Explanation(<text:span text:style-name="T9">"eng_explanation ocean 0e"</text:span>);</text:p>
            <text:p text:style-name="P2">Times <text:s text:c="5"/>(<text:span text:style-name="T3">82, 83, 84, 85</text:span>);</text:p>
            <text:p text:style-name="P7"><text:span text:style-name="T15">SpnPhrase <text:s/>(</text:span><text:span text:style-name="T10">"Page:14 GroupID:1 Position:1"</text:span><text:span text:style-name="T15">);</text:span></text:p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">Page 15</text:p>
            <text:p text:style-name="P2"/>
            <text:p text:style-name="P2">Hint hintPan1 = <text:span text:style-name="T1">new </text:span>Hint(0<text:span text:style-name="T3">, 0</text:span>);<text:span text:style-name="T6">//15</text:span></text:p>
            <text:p text:style-name="P2">EngPhrase <text:s/>(<text:span text:style-name="T9">"Page:15 GroupID:0"</text:span>);</text:p>
            <text:p text:style-name="P2">WFWEng <text:s text:c="4"/>(<text:span text:style-name="T9">"Time plays: 94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pan 1d"</text:span>);</text:p>
            <text:p text:style-name="P2">Times <text:s text:c="5"/>(<text:span text:style-name="T3">94, 95, 96, 97</text:span>);</text:p>
            <text:p text:style-name="P7">SpnPhrase <text:s/>(<text:span text:style-name="T9">"Page:15 GroupID:0"</text:span>);</text:p>
            <text:p text:style-name="P2">Reply replyPan0 = <text:span text:style-name="T1">new </text:span>Reply(<text:span text:style-name="T3">1</text:span>, <text:span text:style-name="T3">1</text:span>);<text:span text:style-name="T6">//15</text:span></text:p>
            <text:p text:style-name="P2">EngPhrase <text:s/>(<text:span text:style-name="T9">"Page:15 GroupID:1 Position:1</text:span></text:p>
            <text:p text:style-name="P2"><text:span text:style-name="T9">"</text:span>);</text:p>
            <text:p text:style-name="P2">WFWEnglish (<text:span text:style-name="T9">"Time plays: 90 for 1"</text:span>);</text:p>
            <text:p text:style-name="P2">WFWSpanish (<text:span text:style-name="T9">"Next <text:s/>page: 19 _ _"</text:span>);</text:p>
            <text:p text:style-name="P2">Regex <text:s text:c="5"/>(<text:span text:style-name="T9">"Page:15 GroupID:1 Position:1"</text:span>);</text:p>
            <text:p text:style-name="P2"><text:soft-page-break/>Explanation(<text:span text:style-name="T9">"eng_explanation pan 0e"</text:span>);</text:p>
            <text:p text:style-name="P2">Times <text:s text:c="5"/>(<text:span text:style-name="T3">90, 91, 92, 93</text:span>);</text:p>
            <text:p text:style-name="P7">SpnPhrase <text:s/>(<text:span text:style-name="T9">"Page:15 GroupID:1 Position:1"</text:span>);</text:p>
            <text:p text:style-name="P2">Reply replyPan2 = <text:span text:style-name="T1">new </text:span>Reply(<text:span text:style-name="T3">2</text:span>, <text:span text:style-name="T3">1</text:span>);<text:span text:style-name="T6">//15</text:span></text:p>
            <text:p text:style-name="P2">EngPhrase <text:s/>(<text:span text:style-name="T9">"Page:15 GroupID:1 Position:2</text:span></text:p>
            <text:p text:style-name="P2"><text:span text:style-name="T9">"</text:span>);</text:p>
            <text:p text:style-name="P2">WFWEnglish (<text:span text:style-name="T9">"Time plays: 98 for 1"</text:span>);</text:p>
            <text:p text:style-name="P2">WFWSpanish (<text:span text:style-name="T9">"Next <text:s/>page: 16 _ _"</text:span>);</text:p>
            <text:p text:style-name="P2">Regex <text:s text:c="5"/>(<text:span text:style-name="T9">"Page:15 GroupID:1 Position:2</text:span></text:p>
            <text:p text:style-name="P2"><text:span text:style-name="T9">"</text:span>);</text:p>
            <text:p text:style-name="P2">Explanation(<text:span text:style-name="T9">"eng_explanation pan 2e"</text:span>);</text:p>
            <text:p text:style-name="P2">Times <text:s text:c="5"/>(<text:span text:style-name="T3">98, 99, 100, 101</text:span>);</text:p>
            <text:p text:style-name="P2">NextPage <text:s text:c="2"/>(<text:span text:style-name="T3">16</text:span>);</text:p>
            <text:p text:style-name="P7"><text:span text:style-name="T15">SpnPhrase <text:s/>(</text:span><text:span text:style-name="T13">"</text:span><text:span text:style-name="T9">Page:15 GroupID:1 Position:2</text:span><text:span text:style-name="T13">"</text:span><text:span text:style-name="T15">);</text:span></text:p>
          </table:table-cell>
          <table:table-cell table:style-name="Table1.A2" office:value-type="string">
            <text:p text:style-name="P2">Page 16</text:p>
            <text:p text:style-name="P2"/>
            <text:p text:style-name="P2">Hint hintQuote0 = <text:span text:style-name="T1">new </text:span>Hint(<text:span text:style-name="T3">0, 0</text:span>);<text:span text:style-name="T6">//16</text:span></text:p>
            <text:p text:style-name="P2">EngPhrase <text:s/>(<text:span text:style-name="T9">"Page:16 GroupID:0"</text:span>);</text:p>
            <text:p text:style-name="P2">WFWEng <text:s text:c="4"/>(<text:span text:style-name="T9">"Time plays: 102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quote 0d"</text:span>);</text:p>
            <text:p text:style-name="P2">Times <text:s text:c="5"/>(<text:span text:style-name="T3">102, 103, 104, 105</text:span>);</text:p>
            <text:p text:style-name="P7">SpnPhrase <text:s/>(<text:span text:style-name="T9">"next -1"</text:span>);</text:p>
            <text:p text:style-name="P2">Hint hintQuote1 = <text:span text:style-name="T1">new </text:span>Hint(1<text:span text:style-name="T3">, 1</text:span>);<text:span text:style-name="T6">//16</text:span></text:p>
            <text:p text:style-name="P2">EngPhrase <text:s/>(<text:span text:style-name="T9">"Page:16 GroupID:1"</text:span>);</text:p>
            <text:p text:style-name="P2">WFWEng <text:s text:c="4"/>(<text:span text:style-name="T9">"Time plays: 118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quote 1d"</text:span>);</text:p>
            <text:p text:style-name="P2">Times <text:s text:c="5"/>(<text:span text:style-name="T3">118, 119, 120, 121</text:span>);</text:p>
            <text:p text:style-name="P7"><text:soft-page-break/>SpnPhrase <text:s/>(<text:span text:style-name="T9">"Page:16 GroupID:0"</text:span>);</text:p>
          </table:table-cell>
          <table:table-cell table:style-name="Table1.C2" office:value-type="string">
            <text:p text:style-name="P2">Page 17</text:p>
            <text:p text:style-name="P2"/>
            <text:p text:style-name="P2">Hint hintParty1 = <text:span text:style-name="T1">new </text:span>Hint(0<text:span text:style-name="T3">, 0</text:span>);<text:span text:style-name="T6">//17</text:span></text:p>
            <text:p text:style-name="P2">EngPhrase <text:s/>(<text:span text:style-name="T9">"Page:17 GroupID:0"</text:span>);</text:p>
            <text:p text:style-name="P2">WFWEng <text:s text:c="4"/>(<text:span text:style-name="T9">"Time plays: 24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party 1d"</text:span>);</text:p>
            <text:p text:style-name="P2">Times <text:s text:c="5"/>(<text:span text:style-name="T3">240, 241, 242, 243</text:span>);</text:p>
            <text:p text:style-name="P7">SpnPhrase <text:s/>(<text:span text:style-name="T9">"Page:17 GroupID:0"</text:span>);</text:p>
            <text:p text:style-name="P2">Reply replyParty0 = <text:span text:style-name="T1">new </text:span>Reply(<text:span text:style-name="T3">1</text:span>, <text:span text:style-name="T3">1</text:span>);<text:span text:style-name="T6">//17</text:span></text:p>
            <text:p text:style-name="P2">EngPhrase <text:s/>(<text:span text:style-name="T9">"Page:17 GroupID:1 Position:1"</text:span>);</text:p>
            <text:p text:style-name="P2">WFWEnglish (<text:span text:style-name="T9">"Time plays: 250 for 1"</text:span>);</text:p>
            <text:p text:style-name="P2">WFWSpanish (<text:span text:style-name="T9">"Next <text:s/>page: -1 _ _"</text:span>);</text:p>
            <text:p text:style-name="P2">Regex <text:s text:c="5"/>(<text:span text:style-name="T9">"Page:17 GroupID:1 Position:1"</text:span>);</text:p>
            <text:p text:style-name="P2">Explanation(<text:span text:style-name="T9">"eng_explanation party 0e"</text:span>);</text:p>
            <text:p text:style-name="P2"><text:soft-page-break/>Times <text:s text:c="5"/>(<text:span text:style-name="T3">250, 251, 252, 253</text:span>);</text:p>
            <text:p text:style-name="P2">NextPage <text:s text:c="2"/>(<text:span text:style-name="T3">-1</text:span>);</text:p>
            <text:p text:style-name="P7"><text:span text:style-name="T15">SpnPhrase <text:s/>(</text:span><text:span text:style-name="T13">"Page:17 GroupID:1 Position:1</text:span>"<text:span text:style-name="T15">);</text:span></text:p>
          </table:table-cell>
        </table:table-row>
        <table:table-row table:style-name="Table1.1">
          <table:table-cell table:style-name="Table1.A2" office:value-type="string">
            <text:p text:style-name="P2">Page 18</text:p>
            <text:p text:style-name="P2"/>
            <text:p text:style-name="P2">Reply replyQuark0 = <text:span text:style-name="T1">new </text:span>Reply(<text:span text:style-name="T3">0, 0</text:span>);<text:span text:style-name="T6">//18</text:span></text:p>
            <text:p text:style-name="P2">EngPhrase <text:s/>(<text:span text:style-name="T9">"Page:18 GroupID:0 Position:0"</text:span>);</text:p>
            <text:p text:style-name="P2">WFWEnglish (<text:span text:style-name="T9">"Time plays: 300 for 1"</text:span>);</text:p>
            <text:p text:style-name="P2">WFWSpanish (<text:span text:style-name="T9">"Next <text:s/>page: 24 _ _"</text:span>);</text:p>
            <text:p text:style-name="P2">Regex <text:s text:c="5"/>(<text:span text:style-name="T9">"Page:18 GroupID:0 Position:0"</text:span>);</text:p>
            <text:p text:style-name="P2">Explanation(<text:span text:style-name="T9">"eng_explanation Quark 0e"</text:span>);</text:p>
            <text:p text:style-name="P2">Times <text:s text:c="5"/>(<text:span text:style-name="T3">300, 301, 302, 303</text:span>);</text:p>
            <text:p text:style-name="P2">NextPage <text:s text:c="2"/>(<text:span text:style-name="T3">24</text:span>);</text:p>
            <text:p text:style-name="P7"><text:span text:style-name="T15">SpnPhrase <text:s/>(</text:span><text:span text:style-name="T13">"Page:18 GroupID:0 Position:0</text:span>"<text:span text:style-name="T15">);</text:span></text:p>
            <text:p text:style-name="P2">Reply replyQuark1 = <text:span text:style-name="T1">new </text:span>Reply(1<text:span text:style-name="T3">, 0</text:span>);<text:span text:style-name="T6">//18</text:span></text:p>
            <text:p text:style-name="P2">EngPhrase <text:s/>(<text:span text:style-name="T9">"Page:18 GroupID:0 Position:1"</text:span>);</text:p>
            <text:p text:style-name="P2">WFWEnglish (<text:span text:style-name="T9">"Time plays: 310 for 1"</text:span>);</text:p>
            <text:p text:style-name="P2">WFWSpanish (<text:span text:style-name="T9">"Next <text:s/>page: -1 _ _"</text:span>);</text:p>
            <text:p text:style-name="P2">Regex <text:s text:c="5"/>(<text:span text:style-name="T9">"Page:18 GroupID:0 Position:1"</text:span>);</text:p>
            <text:p text:style-name="P2">Explanation(<text:span text:style-name="T9">"eng_explanation Quark 0e"</text:span>);</text:p>
            <text:p text:style-name="P2">Times <text:s text:c="5"/>(<text:span text:style-name="T3">310, 311, 312, 313</text:span>);</text:p>
            <text:p text:style-name="P2">NextPage <text:s text:c="2"/>(<text:span text:style-name="T3">-1</text:span>);</text:p>
            <text:p text:style-name="P7"><text:span text:style-name="T15">SpnPhrase <text:s/>(</text:span><text:span text:style-name="T13">"Page:18 GroupID:0 Position:1</text:span><text:span text:style-name="T15">");</text:span></text:p>
            <text:p text:style-name="P8"/>
            <text:p text:style-name="P2"/>
            <text:p text:style-name="P2"/>
          </table:table-cell>
          <table:table-cell table:style-name="Table1.A2" office:value-type="string">
            <text:p text:style-name="P2">Page 19</text:p>
            <text:p text:style-name="P2"/>
            <text:p text:style-name="P2">Reply replyTiger0 = <text:span text:style-name="T1">new </text:span>Reply(<text:span text:style-name="T3">0, 0</text:span>);<text:span text:style-name="T6">//19</text:span></text:p>
            <text:p text:style-name="P2">EngPhrase <text:s/>(<text:span text:style-name="T9">"Page:19 GroupID:0 Position:0"</text:span>);</text:p>
            <text:p text:style-name="P2">WFWEnglish (<text:span text:style-name="T9">"Time plays: 210 for 1"</text:span>);</text:p>
            <text:p text:style-name="P2">WFWSpanish (<text:span text:style-name="T9">"Next <text:s/>page: 21 _ _</text:span>);</text:p>
            <text:p text:style-name="P2">Regex <text:s text:c="5"/>(<text:span text:style-name="T9">"Page:20 GroupID:0 Position:0"</text:span>);</text:p>
            <text:p text:style-name="P2">Explanation(<text:span text:style-name="T9">"eng_explanation tiger 0e"</text:span>);</text:p>
            <text:p text:style-name="P2">Times <text:s text:c="5"/>(<text:span text:style-name="T3">210, 211, 212, 213</text:span>);</text:p>
            <text:p text:style-name="P2">NextPage <text:s text:c="2"/>(<text:span text:style-name="T3">21</text:span>);</text:p>
            <text:p text:style-name="P7"><text:span text:style-name="T15">SpnPhrase <text:s/>(</text:span><text:span text:style-name="T13">"Page:19 GroupID:0 Position:0</text:span>"<text:span text:style-name="T15">);</text:span></text:p>
            <text:p text:style-name="P2">Hint hintTiger1 = <text:span text:style-name="T1">new </text:span>Hint(1<text:span text:style-name="T3">, 1</text:span>);<text:span text:style-name="T6">//19</text:span></text:p>
            <text:p text:style-name="P2">EngPhrase <text:s/>(<text:span text:style-name="T9">"Page:19 GroupID:2"</text:span>);</text:p>
            <text:p text:style-name="P2">WFWEng <text:s text:c="4"/>(<text:span text:style-name="T9">"Time plays: 19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tiger 1d"</text:span>);</text:p>
            <text:p text:style-name="P2">Times <text:s text:c="5"/>(<text:span text:style-name="T3">190, 191, 192, 193</text:span>);</text:p>
            <text:p text:style-name="P7"><text:span text:style-name="T17">SpnPhrase <text:s/>(</text:span><text:span text:style-name="T10">"</text:span><text:span text:style-name="T9">Page:19 GroupID:1</text:span><text:span text:style-name="T10">"</text:span><text:span text:style-name="T17">);</text:span></text:p>
            <text:p text:style-name="P2">Hint hintTiger2 = <text:span text:style-name="T1">new </text:span>Hint(2<text:span text:style-name="T3">, 2</text:span>);<text:span text:style-name="T6">//19</text:span></text:p>
            <text:p text:style-name="P2">EngPhrase <text:s/>(<text:span text:style-name="T9">"Page:19 GroupID:1"</text:span>);</text:p>
            <text:p text:style-name="P2">WFWEng <text:s text:c="4"/>(<text:span text:style-name="T9">"Time plays: 20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tiger 2d"</text:span>);</text:p>
            <text:p text:style-name="P2">Times <text:s text:c="5"/>(<text:span text:style-name="T3">200, 201, 202, 203</text:span>);</text:p>
            <text:p text:style-name="P7"><text:span text:style-name="T17">SpnPhrase <text:s/>(</text:span><text:span text:style-name="T10">"Page:19 GroupID:2"</text:span><text:span text:style-name="T17">);</text:span></text:p>
          </table:table-cell>
          <table:table-cell table:style-name="Table1.C2" office:value-type="string">
            <text:p text:style-name="P2">Page 20</text:p>
            <text:p text:style-name="P2"/>
            <text:p text:style-name="P2">Reply replyUmbro0 = <text:span text:style-name="T1">new </text:span>Reply(<text:span text:style-name="T3">0</text:span>, <text:span text:style-name="T3">0</text:span>);<text:span text:style-name="T6">//20</text:span></text:p>
            <text:p text:style-name="P2">EngPhrase <text:s/>(<text:span text:style-name="T9">"Page:20 GroupID:0 Position:0"</text:span>);</text:p>
            <text:p text:style-name="P2">WFWEnglish (<text:span text:style-name="T9">"Time plays: 126 for 1"</text:span>);</text:p>
            <text:p text:style-name="P2">WFWSpanish (<text:span text:style-name="T9">"Next <text:s/>page: 22 _ _"</text:span>);</text:p>
            <text:p text:style-name="P2">Regex <text:s text:c="5"/>(<text:span text:style-name="T9">"Page:20 GroupID:0 Position:0"</text:span>);</text:p>
            <text:p text:style-name="P2">Explanation(<text:span text:style-name="T9">"eng_explanation umbro 0e"</text:span>);</text:p>
            <text:p text:style-name="P2">Times <text:s text:c="5"/>(<text:span text:style-name="T3">126, 127, 128, 129</text:span>);</text:p>
            <text:p text:style-name="P7"><text:span text:style-name="T15">SpnPhrase <text:s/>(</text:span><text:span text:style-name="T10">"Page:20 GroupID:0 Position:0"</text:span><text:span text:style-name="T15">);</text:span></text:p>
            <text:p text:style-name="P2">Hint hintUmbro1 = <text:span text:style-name="T1">new </text:span>Hint(1<text:span text:style-name="T3">, 1</text:span>);<text:span text:style-name="T6">//20</text:span></text:p>
            <text:p text:style-name="P2">EngPhrase <text:s/>(<text:span text:style-name="T9">"Page:20 GroupID:1"</text:span>);</text:p>
            <text:p text:style-name="P2">WFWEng <text:s text:c="4"/>(<text:span text:style-name="T9">"Time plays: 114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umbro 1d"</text:span>);</text:p>
            <text:p text:style-name="P2">Times <text:s text:c="5"/>(<text:span text:style-name="T3">114, 115, 116, 117</text:span>);</text:p>
            <text:p text:style-name="P2"/>
            <text:p text:style-name="P2">Hint hintUmbro2 = <text:span text:style-name="T1">new </text:span>Hint(2<text:span text:style-name="T3">, 2</text:span>);<text:span text:style-name="T6">//20</text:span></text:p>
            <text:p text:style-name="P2">EngPhrase <text:s/>(<text:span text:style-name="T9">"Page:20 GroupID:2"</text:span>);</text:p>
            <text:p text:style-name="P2">WFWEng <text:s text:c="4"/>(<text:span text:style-name="T9">"Time plays: 122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umbro 2d"</text:span>);</text:p>
            <text:p text:style-name="P2"><text:span text:style-name="T6">Times <text:s text:c="5"/>(</text:span><text:span text:style-name="T4">122, 123, 124, 125</text:span><text:span text:style-name="T6">);</text:span></text:p>
          </table:table-cell>
        </table:table-row>
        <table:table-row table:style-name="Table1.1">
          <table:table-cell table:style-name="Table1.A2" office:value-type="string">
            <text:p text:style-name="P2">Page 21</text:p>
            <text:p text:style-name="P2"/>
            <text:p text:style-name="P2">Hint hintViolet0 = <text:span text:style-name="T1">new </text:span>Hint(0<text:span text:style-name="T3">, 0</text:span>);<text:span text:style-name="T6">//21</text:span></text:p>
            <text:p text:style-name="P2">EngPhrase <text:s/>(<text:span text:style-name="T9">"Page:21 GroupID:0"</text:span>);</text:p>
            <text:p text:style-name="P2">WFWEng <text:s text:c="4"/>(<text:span text:style-name="T9">"Time plays: 22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violet 0d"</text:span>);</text:p>
            <text:p text:style-name="P2"><text:soft-page-break/><text:span text:style-name="T7">Times <text:s text:c="5"/>(</text:span><text:span text:style-name="T5">220, 221, 222, 223</text:span><text:span text:style-name="T7">);</text:span></text:p>
          </table:table-cell>
          <table:table-cell table:style-name="Table1.A2" office:value-type="string">
            <text:p text:style-name="P3">Page 22</text:p>
            <text:p text:style-name="P3"/>
            <text:p text:style-name="P2"><text:span text:style-name="T14">Hint</text:span> hintWater0 = <text:span text:style-name="T1">new </text:span><text:span text:style-name="T14">Hint</text:span>(<text:span text:style-name="T3">0, 0</text:span>);<text:span text:style-name="T6">//22</text:span></text:p>
            <text:p text:style-name="P2">EngPhrase <text:s/>(<text:span text:style-name="T9">"Page:22 GroupID:0"</text:span>);</text:p>
            <text:p text:style-name="P2">WFWEng <text:s text:c="4"/>(<text:span text:style-name="T9">"Time plays: 11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water 0d"</text:span>);</text:p>
            <text:p text:style-name="P2"><text:soft-page-break/>Times <text:s text:c="5"/>(<text:span text:style-name="T3">110, 111, 112, 113</text:span>);</text:p>
            <text:p text:style-name="P7"><text:span text:style-name="T15">SpnPhrase <text:s/></text:span><text:span text:style-name="T6">(</text:span><text:span text:style-name="T10">"Page:22 GroupID:0"</text:span><text:span text:style-name="T6">);</text:span></text:p>
          </table:table-cell>
          <table:table-cell table:style-name="Table1.C2" office:value-type="string">
            <text:p text:style-name="P2">Page 23</text:p>
            <text:p text:style-name="P2"/>
            <text:p text:style-name="P2">Hint hintXenon0 = <text:span text:style-name="T1">new </text:span>Hint(0, 0);<text:span text:style-name="T6">//23</text:span></text:p>
            <text:p text:style-name="P2">EngPhrase <text:s/>(<text:span text:style-name="T9">"Page:23 GroupID:0"</text:span>);</text:p>
            <text:p text:style-name="P2">WFWEng <text:s text:c="4"/>(<text:span text:style-name="T9">"Time plays: 23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xenon 0d"</text:span>);</text:p>
            <text:p text:style-name="P2"><text:soft-page-break/>Times <text:s text:c="5"/>(<text:span text:style-name="T3">290, 291, 292, 293</text:span>);</text:p>
            <text:p text:style-name="P7"><text:span text:style-name="T18">SpnPhrase <text:s/>(</text:span><text:span text:style-name="T11">"</text:span><text:span text:style-name="T10">Page:23 GroupID:0</text:span><text:span text:style-name="T11">"</text:span><text:span text:style-name="T18">);</text:span></text:p>
          </table:table-cell>
        </table:table-row>
        <table:table-row table:style-name="Table1.1">
          <table:table-cell table:style-name="Table1.A2" office:value-type="string">
            <text:p text:style-name="P2">Page 24</text:p>
            <text:p text:style-name="P2"/>
            <text:p text:style-name="P2">Hint hintYellow0 = <text:span text:style-name="T1">new </text:span>Hint(0, 0);<text:span text:style-name="T6">//24</text:span></text:p>
            <text:p text:style-name="P2">EngPhrase <text:s/>(<text:span text:style-name="T9">"Page:24 GroupID:0"</text:span>);</text:p>
            <text:p text:style-name="P2">WFWEng <text:s text:c="4"/>(<text:span text:style-name="T9">"Time plays: 29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yellow 0d"</text:span>);</text:p>
            <text:p text:style-name="P2">Times <text:s text:c="5"/>(<text:span text:style-name="T3">230, 231, 232, 233</text:span>);</text:p>
            <text:p text:style-name="P7"><text:span text:style-name="T18">SpnPhrase <text:s/>(</text:span><text:span text:style-name="T11">"Page:24 GroupID:0</text:span>"<text:span text:style-name="T18">);</text:span></text:p>
            <text:p text:style-name="P2">Reply replyYellow0 = <text:span text:style-name="T1">new </text:span>Reply(<text:span text:style-name="T3">1, 1</text:span>);<text:span text:style-name="T6">//24</text:span></text:p>
            <text:p text:style-name="P2">EngPhrase <text:s/>(<text:span text:style-name="T9">"Page:24 GroupID:1 Position:1"</text:span>);</text:p>
            <text:p text:style-name="P2">WFWEnglish (<text:span text:style-name="T9">"Time plays: 330 for 1"</text:span>);</text:p>
            <text:p text:style-name="P2">WFWSpanish (<text:span text:style-name="T9">"Next <text:s/>page: -1 _ _"</text:span>);</text:p>
            <text:p text:style-name="P2">Regex <text:s text:c="5"/>(<text:span text:style-name="T9">"Page:24 GroupID:1 Position:1"</text:span>);</text:p>
            <text:p text:style-name="P2">Explanation(<text:span text:style-name="T9">"eng_explanation yellow 0e"</text:span>);</text:p>
            <text:p text:style-name="P2">Times <text:s text:c="5"/>(<text:span text:style-name="T3">330, 331, 332, 333</text:span>);</text:p>
            <text:p text:style-name="P7"><text:span text:style-name="T16">SpnPhrase <text:s/>(</text:span><text:span text:style-name="T11">"Page:24 GroupID:1 Position:1"</text:span><text:span text:style-name="T16">);</text:span></text:p>
          </table:table-cell>
          <table:table-cell table:style-name="Table1.A2" office:value-type="string">
            <text:p text:style-name="P2">Page 25</text:p>
            <text:p text:style-name="P2"/>
            <text:p text:style-name="P2">Hint hintZebra0 = <text:span text:style-name="T1">new </text:span>Hint(0, 0);<text:span text:style-name="T6">//25</text:span></text:p>
            <text:p text:style-name="P2">EngPhrase <text:s/>(<text:span text:style-name="T9">"Page:25 GroupID:0"</text:span>);</text:p>
            <text:p text:style-name="P2">WFWEng <text:s text:c="4"/>(<text:span text:style-name="T9">"Time plays: 340 for 1"</text:span>);</text:p>
            <text:p text:style-name="P2">WFWSpn <text:s text:c="4"/>(<text:span text:style-name="T9">"Next <text:s/>page: -1 _ _"</text:span>);</text:p>
            <text:p text:style-name="P2">Explanation(<text:span text:style-name="T9">"eng_explanation zebra 0a"</text:span>);</text:p>
            <text:p text:style-name="P2">Times <text:s text:c="5"/>(<text:span text:style-name="T3">340, 341, 342, 343</text:span>);</text:p>
            <text:p text:style-name="P7"><text:span text:style-name="T18">SpnPhrase <text:s/>(</text:span><text:span text:style-name="T11">"</text:span><text:span text:style-name="T10">Page:25 GroupID:0</text:span><text:span text:style-name="T14">"</text:span><text:span text:style-name="T18">);</text:span></text:p>
            <text:p text:style-name="P2">Reply replyZebra0 = <text:span text:style-name="T1">new </text:span>Reply(<text:span text:style-name="T3">1, 1</text:span>);<text:span text:style-name="T6">//25</text:span></text:p>
            <text:p text:style-name="P2">EngPhrase <text:s/>(<text:span text:style-name="T9">"Page:25 GroupID:1 Position:1"</text:span>);</text:p>
            <text:p text:style-name="P2">WFWEnglish (<text:span text:style-name="T9">"Time plays: 350 for 1"</text:span>);</text:p>
            <text:p text:style-name="P2">WFWSpanish (<text:span text:style-name="T9">"Next <text:s/>page: -1 _ _"</text:span>);</text:p>
            <text:p text:style-name="P2">Regex <text:s text:c="5"/>(<text:span text:style-name="T9">"Page:25 GroupID:1 Position:1"</text:span>);</text:p>
            <text:p text:style-name="P2">Explanation(<text:span text:style-name="T9">"eng_explanation zebra 0e"</text:span>);</text:p>
            <text:p text:style-name="P2">Times <text:s text:c="5"/>(<text:span text:style-name="T3">350, 351, 352, 353</text:span>);</text:p>
            <text:p text:style-name="P7"><text:span text:style-name="T16">SpnPhrase <text:s/>(</text:span><text:span text:style-name="T11">"Page:25 GroupID:1 Position:1"</text:span><text:span text:style-name="T16">);</text:span>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6-10-16T14:12:11</meta:creation-date>
    <dc:date>2019-02-26T11:20:46</dc:date>
    <dc:creator>Flo Maldonado</dc:creator>
    <meta:editing-duration>P2DT20H4M36S</meta:editing-duration>
    <meta:editing-cycles>15</meta:editing-cycles>
    <meta:generator>OpenOffice/4.1.1$Unix OpenOffice.org_project/411m6$Build-9775</meta:generator>
    <meta:document-statistic meta:table-count="1" meta:image-count="0" meta:object-count="0" meta:page-count="6" meta:paragraph-count="514" meta:word-count="2235" meta:character-count="17306"/>
  </office:meta>
</office:document-meta>
</file>